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28cm" draw:marker-start-width="0.242cm" draw:marker-end="Short_20_line_20_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width="0.044cm" draw:stroke-linejoin="miter" draw:fill="solid" draw:fill-color="#ffffff"/>
    </style:style>
    <style:style style:name="gr5" style:family="graphic" style:parent-style-name="standard">
      <style:graphic-properties draw:stroke="none" svg:stroke-width="0.044cm" draw:stroke-linejoin="miter" draw:fill="solid" draw:fill-color="#000000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g>
          <draw:line draw:style-name="gr1" draw:text-style-name="P1" draw:layer="layout" svg:x1="4.572cm" svg:y1="15.24cm" svg:x2="16.256cm" svg:y2="15.24cm">
            <text:p/>
          </draw:line>
          <draw:line draw:style-name="gr2" draw:text-style-name="P1" draw:layer="layout" svg:x1="5.08cm" svg:y1="15.748cm" svg:x2="5.08cm" svg:y2="6.858cm">
            <text:p/>
          </draw:line>
          <draw:line draw:style-name="gr3" draw:text-style-name="P1" draw:layer="layout" svg:x1="4.064cm" svg:y1="14.224cm" svg:x2="15.494cm" svg:y2="14.224cm">
            <text:p/>
          </draw:line>
          <draw:line draw:style-name="gr3" draw:text-style-name="P1" draw:layer="layout" svg:x1="6.32cm" svg:y1="15.748cm" svg:x2="6.32cm" svg:y2="7.62cm">
            <text:p/>
          </draw:line>
          <draw:g>
            <svg:title>TexMaths</svg:title>
            <svg:desc>20§display§\lambda§svg§600§FALSE§</svg:desc>
            <draw:polygon draw:style-name="gr4" draw:text-style-name="P2" draw:layer="layout" svg:width="0.411cm" svg:height="0.489cm" svg:x="6.14cm" svg:y="15.964cm" svg:viewBox="0 0 412 490" draw:points="207,490 0,490 0,0 412,0 412,490">
              <text:p/>
            </draw:polygon>
            <draw:path draw:style-name="gr5" draw:text-style-name="P3" draw:layer="layout" svg:width="0.348cm" svg:height="0.499cm" svg:x="6.177cm" svg:y="15.964cm" svg:viewBox="0 0 349 500" svg:d="M215 284c29 73 62 182 75 198 11 16 18 16 37 16h16c6-1 6-4 6-8 0-1 0-3-3-6-6-8-11-18-16-32l-144-402c-14-40-53-50-87-50-3 0-12 0-12 8 0 5 6 6 6 6 24 5 29 10 46 58l69 191-195 194c-8 8-13 13-13 22 0 11 10 21 21 21s17-8 24-16z">
              <text:p/>
            </draw:path>
          </draw:g>
          <draw:g>
            <svg:title>TexMaths</svg:title>
            <svg:desc>20§display§\lambda§svg§600§FALSE§</svg:desc>
            <draw:polygon draw:style-name="gr4" draw:text-style-name="P2" draw:layer="layout" svg:width="0.411cm" svg:height="0.489cm" svg:x="3.302cm" svg:y="13.97cm" svg:viewBox="0 0 412 490" draw:points="207,490 0,490 0,0 412,0 412,490">
              <text:p/>
            </draw:polygon>
            <draw:path draw:style-name="gr5" draw:text-style-name="P3" draw:layer="layout" svg:width="0.348cm" svg:height="0.499cm" svg:x="3.339cm" svg:y="13.97cm" svg:viewBox="0 0 349 500" svg:d="M215 284c29 73 62 182 75 198 11 16 18 16 37 16h16c6-1 6-4 6-8 0-1 0-3-3-6-6-8-11-18-16-32l-144-402c-14-40-53-50-87-50-3 0-12 0-12 8 0 5 6 6 6 6 24 5 29 10 46 58l69 191-195 194c-8 8-13 13-13 22 0 11 10 21 21 21s17-8 24-16z">
              <text:p/>
            </draw:path>
          </draw:g>
          <draw:line draw:style-name="gr3" draw:text-style-name="P1" draw:layer="layout" svg:x1="4.064cm" svg:y1="12.724cm" svg:x2="15.494cm" svg:y2="12.724cm">
            <text:p/>
          </draw:line>
          <draw:line draw:style-name="gr3" draw:text-style-name="P1" draw:layer="layout" svg:x1="4.064cm" svg:y1="9.024cm" svg:x2="15.494cm" svg:y2="9.024cm">
            <text:p/>
          </draw:line>
          <draw:line draw:style-name="gr3" draw:text-style-name="P1" draw:layer="layout" svg:x1="9.12cm" svg:y1="15.748cm" svg:x2="9.12cm" svg:y2="7.62cm">
            <text:p/>
          </draw:line>
          <draw:line draw:style-name="gr3" draw:text-style-name="P1" draw:layer="layout" svg:x1="11.42cm" svg:y1="15.748cm" svg:x2="11.42cm" svg:y2="7.62cm">
            <text:p/>
          </draw:line>
          <draw:g>
            <svg:title>TexMaths</svg:title>
            <svg:desc>20§display§\lambda_i§svg§600§FALSE§</svg:desc>
            <draw:polygon draw:style-name="gr4" draw:text-style-name="P2" draw:layer="layout" svg:width="0.611cm" svg:height="0.594cm" svg:x="8.786cm" svg:y="16.002cm" svg:viewBox="0 0 612 595" draw:points="306,595 0,595 0,0 612,0 612,595">
              <text:p/>
            </draw:polygon>
            <draw:path draw:style-name="gr5" draw:text-style-name="P3" draw:layer="layout" svg:width="0.348cm" svg:height="0.498cm" svg:x="8.823cm" svg:y="16.002cm" svg:viewBox="0 0 349 499" svg:d="M215 283c29 74 62 183 75 199 11 16 18 16 37 16h16c6-2 6-5 6-8 0-2 0-4-3-7-6-8-11-17-16-32l-144-401c-15-40-53-50-87-50-3 0-12 0-12 8 0 5 6 6 6 6 24 5 29 10 46 58l69 190-195 194c-8 8-13 13-13 22 0 12 10 21 21 21s17-8 24-16z">
              <text:p/>
            </draw:path>
            <draw:path draw:style-name="gr5" draw:text-style-name="P3" draw:layer="layout" svg:width="0.15cm" svg:height="0.332cm" svg:x="9.22cm" svg:y="16.269cm" svg:viewBox="0 0 151 333" svg:d="M138 19c0-8-7-19-19-19-15 0-29 13-29 27 0 8 6 19 21 19 14 0 27-14 27-27zM37 270c-3 7-5 12-5 21 0 23 19 42 47 42 51 0 72-69 72-75 0-7-7-7-8-7-7 0-7 3-10 8-11 40-34 59-53 59-10 0-11-6-11-17s3-19 8-31c5-14 10-27 16-40 3-11 21-57 24-62 2-5 3-11 3-16 0-24-21-42-48-42-50 0-72 68-72 76 0 6 6 6 8 6 8 0 8-3 10-8 12-43 35-61 52-61 9 0 13 5 13 18 0 11-3 19-16 49z">
              <text:p/>
            </draw:path>
          </draw:g>
          <draw:g>
            <svg:title>TexMaths</svg:title>
            <svg:desc>20§display§\lambda_j§svg§600§FALSE§</svg:desc>
            <draw:polygon draw:style-name="gr4" draw:text-style-name="P2" draw:layer="layout" svg:width="0.671cm" svg:height="0.69cm" svg:x="3.138cm" svg:y="12.258cm" svg:viewBox="0 0 672 691" draw:points="336,691 0,691 0,0 672,0 672,691">
              <text:p/>
            </draw:polygon>
            <draw:path draw:style-name="gr5" draw:text-style-name="P3" draw:layer="layout" svg:width="0.348cm" svg:height="0.498cm" svg:x="3.175cm" svg:y="12.258cm" svg:viewBox="0 0 349 499" svg:d="M214 283c29 74 63 183 76 199 11 16 17 16 36 16h16c7-2 7-5 7-8 0-2 0-4-3-7-7-8-12-17-16-32l-144-401c-15-40-53-50-87-50-3 0-13 0-13 8 0 5 7 6 7 6 24 5 29 10 46 58l69 190-195 194c-8 8-13 13-13 22 0 12 10 21 21 21s17-8 24-16z">
              <text:p/>
            </draw:path>
            <draw:path draw:style-name="gr5" draw:text-style-name="P3" draw:layer="layout" svg:width="0.217cm" svg:height="0.428cm" svg:x="3.548cm" svg:y="12.525cm" svg:viewBox="0 0 218 429" svg:d="M218 19c0-9-7-19-20-19-14 0-28 14-28 27 0 8 6 19 20 19 13 0 28-12 28-27zM112 352c-8 34-34 62-64 62-6 0-11-1-18-3 13-6 18-17 18-25 0-12-10-18-19-18-16 0-29 13-29 29 0 19 19 32 50 32 28 0 88-18 102-79l45-177c1-5 3-10 3-16 0-27-24-47-54-47-55 0-87 68-87 76 0 6 8 6 8 6 7 0 7-2 11-10 12-28 37-59 66-59 13 0 18 8 18 24 0 7-2 13-2 16z">
              <text:p/>
            </draw:path>
          </draw:g>
          <draw:g>
            <svg:title>TexMaths</svg:title>
            <svg:desc>20§display§r^u§svg§600§FALSE§</svg:desc>
            <draw:polygon draw:style-name="gr4" draw:text-style-name="P2" draw:layer="layout" svg:width="0.669cm" svg:height="0.502cm" svg:x="11.176cm" svg:y="16.007cm" svg:viewBox="0 0 670 503" draw:points="336,503 0,503 0,0 670,0 670,503">
              <text:p/>
            </draw:polygon>
            <draw:path draw:style-name="gr5" draw:text-style-name="P3" draw:layer="layout" svg:width="0.287cm" svg:height="0.319cm" svg:x="11.197cm" svg:y="16.198cm" svg:viewBox="0 0 288 320" svg:d="M42 270c-2 11-7 27-7 30 0 13 10 20 21 20 8 0 21-7 26-20 1-3 25-99 28-111 5-24 18-74 23-93 3-8 22-42 40-58 4-4 25-22 56-22 19 0 28 8 30 8-22 3-37 21-37 38 0 11 8 26 27 26 18 0 39-16 39-42 0-25-23-46-59-46-47 0-77 35-90 54-6-32-32-54-65-54-32 0-45 27-52 40-12 24-22 67-22 69 0 6 6 6 8 6 8 0 8 0 13-16 11-49 25-83 51-83 13 0 22 5 22 32 0 14-3 22-11 59z">
              <text:p/>
            </draw:path>
            <draw:path draw:style-name="gr5" draw:text-style-name="P3" draw:layer="layout" svg:width="0.287cm" svg:height="0.223cm" svg:x="11.536cm" svg:y="16.002cm" svg:viewBox="0 0 288 224" svg:d="M185 137c-1 12-6 29-8 31-9 14-28 41-59 41-33 0-33-32-33-41 0-29 13-64 27-101 3-9 6-16 6-24 0-25-20-43-46-43-50 0-72 67-72 75 0 6 6 6 8 6 8 0 8-1 10-8 11-39 33-59 52-59 8 0 13 5 13 18 0 11-5 21-9 32-28 69-28 83-28 96 0 9 0 32 20 48 14 11 33 16 51 16 30 0 48-18 64-34 11 32 43 34 49 34 18 0 31-12 40-28 10-19 18-47 18-49 0-6-8-6-10-6-6 0-6 3-9 16-7 22-16 52-37 52-13 0-16-11-16-24 0-8 3-27 6-40 5-12 10-33 11-44l12-43c3-13 9-34 9-37 0-10-8-16-17-16-18 0-21 14-26 30z">
              <text:p/>
            </draw:path>
          </draw:g>
          <draw:g>
            <svg:title>TexMaths</svg:title>
            <svg:desc>20§display§r^u§svg§600§FALSE§</svg:desc>
            <draw:polygon draw:style-name="gr4" draw:text-style-name="P2" draw:layer="layout" svg:width="0.669cm" svg:height="0.502cm" svg:x="3.14cm" svg:y="8.641cm" svg:viewBox="0 0 670 503" draw:points="336,503 0,503 0,0 670,0 670,503">
              <text:p/>
            </draw:polygon>
            <draw:path draw:style-name="gr5" draw:text-style-name="P3" draw:layer="layout" svg:width="0.287cm" svg:height="0.319cm" svg:x="3.161cm" svg:y="8.832cm" svg:viewBox="0 0 288 320" svg:d="M42 270c-2 11-7 27-7 30 0 13 10 20 21 20 8 0 21-7 26-20 1-3 25-99 28-111 5-24 18-74 23-93 3-8 22-42 40-58 4-4 25-22 56-22 19 0 28 8 30 8-22 3-37 21-37 38 0 11 8 26 27 26 18 0 39-16 39-42 0-25-23-46-59-46-47 0-77 35-90 54-6-32-32-54-65-54-32 0-45 27-52 40-12 24-22 67-22 69 0 6 6 6 8 6 8 0 8 0 13-16 11-49 25-83 51-83 13 0 22 5 22 32 0 14-3 22-11 59z">
              <text:p/>
            </draw:path>
            <draw:path draw:style-name="gr5" draw:text-style-name="P3" draw:layer="layout" svg:width="0.287cm" svg:height="0.223cm" svg:x="3.5cm" svg:y="8.636cm" svg:viewBox="0 0 288 224" svg:d="M185 137c-1 12-6 29-8 31-9 14-28 41-59 41-33 0-33-32-33-41 0-29 13-64 27-101 3-9 6-16 6-24 0-25-20-43-46-43-50 0-72 67-72 75 0 6 6 6 8 6 8 0 8-1 10-8 11-39 33-59 52-59 8 0 13 5 13 18 0 11-5 21-9 32-28 69-28 83-28 96 0 9 0 32 20 48 14 11 33 16 51 16 30 0 48-18 64-34 11 32 43 34 49 34 18 0 31-12 40-28 10-19 18-47 18-49 0-6-8-6-10-6-6 0-6 3-9 16-7 22-16 52-37 52-13 0-16-11-16-24 0-8 3-27 6-40 5-12 10-33 11-44l12-43c3-13 9-34 9-37 0-10-8-16-17-16-18 0-21 14-26 30z">
              <text:p/>
            </draw:path>
          </draw:g>
          <draw:g>
            <svg:title>TexMaths</svg:title>
            <svg:desc>20§display§x_i§svg§600§FALSE§</svg:desc>
            <draw:polygon draw:style-name="gr4" draw:text-style-name="P2" draw:layer="layout" svg:width="0.601cm" svg:height="0.408cm" svg:x="15.494cm" svg:y="15.502cm" svg:viewBox="0 0 602 409" draw:points="301,409 0,409 0,0 602,0 602,409">
              <text:p/>
            </draw:polygon>
            <draw:path draw:style-name="gr5" draw:text-style-name="P3" draw:layer="layout" svg:width="0.351cm" svg:height="0.319cm" svg:x="15.515cm" svg:y="15.494cm" svg:viewBox="0 0 352 320" svg:d="M216 99c3-19 19-83 69-83 5 0 21 0 35 8-19 5-33 22-33 38 0 12 8 26 27 26 16 0 38-13 38-42 0-36-41-46-65-46-42 0-66 37-76 54-17-48-54-54-75-54-74 0-114 91-114 109 0 6 7 6 8 6 7 0 8 0 10-6 24-75 70-93 94-93 13 0 39 6 39 46 0 23-13 71-39 168-11 45-36 74-67 74-5 0-21 0-35-8 18-5 34-19 34-39 0-19-16-25-28-25-20 0-38 19-38 41 0 32 35 47 66 47 48 0 73-50 75-55 8 28 34 55 75 55 74 0 114-91 114-109 0-6-7-6-8-6-7 0-8 1-10 6-22 77-72 93-94 93-27 0-39-23-39-47 0-16 5-30 13-62z">
              <text:p/>
            </draw:path>
            <draw:path draw:style-name="gr5" draw:text-style-name="P3" draw:layer="layout" svg:width="0.15cm" svg:height="0.331cm" svg:x="15.92cm" svg:y="15.584cm" svg:viewBox="0 0 151 332" svg:d="M138 19c0-8-7-19-20-19-14 0-28 13-28 27 0 8 6 19 20 19 15 0 28-14 28-27zM37 270c-3 7-5 11-5 21 0 22 19 41 46 41 52 0 73-68 73-75 0-6-7-6-9-6-6 0-6 3-9 8-11 40-34 59-53 59-10 0-11-6-11-17 0-12 3-20 8-31 5-14 9-27 16-40 3-11 21-57 24-62 1-5 3-11 3-16 0-24-21-42-48-42-50 0-72 67-72 75 0 7 6 7 8 7 8 0 8-3 10-8 12-43 35-61 52-61 8 0 13 5 13 18 0 11-3 19-16 49z">
              <text:p/>
            </draw:path>
          </draw:g>
          <draw:g>
            <svg:title>TexMaths</svg:title>
            <svg:desc>20§display§x_j§svg§600§FALSE§</svg:desc>
            <draw:polygon draw:style-name="gr4" draw:text-style-name="P2" draw:layer="layout" svg:width="0.663cm" svg:height="0.504cm" svg:x="4.224cm" svg:y="6.866cm" svg:viewBox="0 0 664 505" draw:points="333,505 0,505 0,0 664,0 664,505">
              <text:p/>
            </draw:polygon>
            <draw:path draw:style-name="gr5" draw:text-style-name="P3" draw:layer="layout" svg:width="0.351cm" svg:height="0.319cm" svg:x="4.245cm" svg:y="6.85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  <text:p/>
            </draw:path>
            <draw:path draw:style-name="gr5" draw:text-style-name="P3" draw:layer="layout" svg:width="0.217cm" svg:height="0.427cm" svg:x="4.626cm" svg:y="6.948cm" svg:viewBox="0 0 218 428" svg:d="M218 19c0-9-7-19-20-19-14 0-28 14-28 27 0 8 6 19 20 19 13 0 28-12 28-27zM112 352c-8 33-34 62-64 62-6 0-11-2-18-3 13-7 18-18 18-26 0-11-10-17-19-17-16 0-29 13-29 28 0 20 19 32 50 32 28 0 88-17 102-78l45-177c1-5 3-10 3-16 0-28-24-47-54-47-55 0-87 67-87 75 0 7 8 7 8 7 7 0 7-2 11-10 12-29 37-59 66-59 13 0 18 8 18 24 0 6-2 13-2 16z">
              <text:p/>
            </draw:path>
          </draw:g>
          <draw:g>
            <svg:title>TexMaths</svg:title>
            <svg:desc>28§display§I§svg§600§FALSE§</svg:desc>
            <draw:polygon draw:style-name="gr4" draw:text-style-name="P2" draw:layer="layout" svg:width="0.511cm" svg:height="0.674cm" svg:x="7.366cm" svg:y="13.208cm" svg:viewBox="0 0 512 675" draw:points="255,675 0,675 0,0 512,0 512,675">
              <text:p/>
            </draw:polygon>
            <draw:path draw:style-name="gr5" draw:text-style-name="P3" draw:layer="layout" svg:width="0.455cm" svg:height="0.674cm" svg:x="7.4cm" svg:y="13.208cm" svg:viewBox="0 0 456 675" svg:d="M335 76c9-36 12-45 90-45 24 0 31 0 31-20 0-11-9-11-13-11-29 0-103 2-130 2-31 0-103-2-132-2-7 0-20 0-20 20 0 11 9 11 27 11 42 0 69 0 69 18 0 5 0 7-2 16l-134 534c-9 36-11 45-90 45-22 0-31 0-31 20 0 11 11 11 16 11 26 0 100-2 127-2 31 0 103 2 134 2 7 0 18 0 18-18 0-13-7-13-29-13-18 0-22 0-42 0-21-3-25-7-25-18 0-9 2-16 4-23z">
              <text:p/>
            </draw:path>
          </draw:g>
          <draw:g>
            <svg:title>TexMaths</svg:title>
            <svg:desc>28§display§II§svg§600§FALSE§</svg:desc>
            <draw:polygon draw:style-name="gr4" draw:text-style-name="P2" draw:layer="layout" svg:width="1.021cm" svg:height="0.674cm" svg:x="9.652cm" svg:y="13.208cm" svg:viewBox="0 0 1022 675" draw:points="511,675 0,675 0,0 1022,0 1022,675">
              <text:p/>
            </draw:polygon>
            <draw:path draw:style-name="gr5" draw:text-style-name="P3" draw:layer="layout" svg:width="0.456cm" svg:height="0.674cm" svg:x="9.686cm" svg:y="13.208cm" svg:viewBox="0 0 457 675" svg:d="M336 76c9-36 11-45 90-45 24 0 31 0 31-20 0-11-9-11-13-11-29 0-103 2-130 2-32 0-103-2-132-2-7 0-21 0-21 20 0 11 9 11 27 11 43 0 70 0 70 18 0 5 0 7-2 16l-135 534c-9 36-11 45-90 45-22 0-31 0-31 20 0 11 11 11 16 11 27 0 101-2 127-2 32 0 104 2 135 2 7 0 18 0 18-18 0-13-7-13-29-13-18 0-23 0-43 0-20-3-25-7-25-18 0-9 3-16 5-23z">
              <text:p/>
            </draw:path>
            <draw:path draw:style-name="gr5" draw:text-style-name="P3" draw:layer="layout" svg:width="0.456cm" svg:height="0.674cm" svg:x="10.197cm" svg:y="13.208cm" svg:viewBox="0 0 457 675" svg:d="M336 76c9-36 11-45 90-45 24 0 31 0 31-20 0-11-9-11-13-11-29 0-103 2-130 2-32 0-103-2-132-2-7 0-21 0-21 20 0 11 9 11 27 11 43 0 70 0 70 18 0 5 0 7-2 16l-135 534c-9 36-11 45-90 45-22 0-31 0-31 20 0 11 11 11 16 11 27 0 101-2 127-2 32 0 104 2 135 2 7 0 18 0 18-18 0-13-7-13-29-13-18 0-23 0-43 0-20-3-25-7-25-18 0-9 3-16 5-23z">
              <text:p/>
            </draw:path>
          </draw:g>
          <draw:g>
            <svg:title>TexMaths</svg:title>
            <svg:desc>28§display§III§svg§600§FALSE§</svg:desc>
            <draw:polygon draw:style-name="gr4" draw:text-style-name="P2" draw:layer="layout" svg:width="1.531cm" svg:height="0.674cm" svg:x="6.858cm" svg:y="10.755cm" svg:viewBox="0 0 1532 675" draw:points="766,675 0,675 0,0 1532,0 1532,675">
              <text:p/>
            </draw:polygon>
            <draw:path draw:style-name="gr5" draw:text-style-name="P3" draw:layer="layout" svg:width="0.456cm" svg:height="0.674cm" svg:x="6.892cm" svg:y="10.755cm" svg:viewBox="0 0 457 675" svg:d="M336 76c9-36 11-45 90-45 24 0 31 0 31-20 0-11-9-11-14-11-29 0-103 2-129 2-32 0-103-2-133-2-6 0-20 0-20 20 0 11 9 11 27 11 43 0 70 0 70 18 0 5 0 7-3 16l-134 534c-9 36-11 45-90 45-22 0-31 0-31 20 0 11 11 11 16 11 27 0 100-2 127-2 32 0 103 2 135 2 6 0 18 0 18-18 0-13-7-13-29-13-18 0-23 0-43 0-20-3-25-7-25-18 0-9 3-16 5-23z">
              <text:p/>
            </draw:path>
            <draw:path draw:style-name="gr5" draw:text-style-name="P3" draw:layer="layout" svg:width="0.456cm" svg:height="0.674cm" svg:x="7.402cm" svg:y="10.755cm" svg:viewBox="0 0 457 675" svg:d="M336 76c9-36 11-45 90-45 24 0 31 0 31-20 0-11-9-11-14-11-29 0-103 2-129 2-32 0-103-2-133-2-6 0-20 0-20 20 0 11 9 11 27 11 43 0 70 0 70 18 0 5 0 7-3 16l-134 534c-9 36-11 45-90 45-22 0-31 0-31 20 0 11 11 11 16 11 27 0 100-2 127-2 32 0 103 2 135 2 6 0 18 0 18-18 0-13-7-13-29-13-18 0-23 0-43 0-20-3-25-7-25-18 0-9 3-16 5-23z">
              <text:p/>
            </draw:path>
            <draw:path draw:style-name="gr5" draw:text-style-name="P3" draw:layer="layout" svg:width="0.456cm" svg:height="0.674cm" svg:x="7.911cm" svg:y="10.755cm" svg:viewBox="0 0 457 675" svg:d="M336 76c9-36 11-45 90-45 24 0 31 0 31-20 0-11-9-11-14-11-29 0-103 2-129 2-32 0-103-2-133-2-6 0-20 0-20 20 0 11 9 11 27 11 43 0 70 0 70 18 0 5 0 7-3 16l-134 534c-9 36-11 45-90 45-22 0-31 0-31 20 0 11 11 11 16 11 27 0 100-2 127-2 32 0 103 2 135 2 6 0 18 0 18-18 0-13-7-13-29-13-18 0-23 0-43 0-20-3-25-7-25-18 0-9 3-16 5-23z">
              <text:p/>
            </draw:path>
          </draw:g>
          <draw:g>
            <svg:title>TexMaths</svg:title>
            <svg:desc>28§display§IV§svg§600§FALSE§</svg:desc>
            <draw:polygon draw:style-name="gr4" draw:text-style-name="P2" draw:layer="layout" svg:width="1.304cm" svg:height="0.674cm" svg:x="9.617cm" svg:y="10.733cm" svg:viewBox="0 0 1305 675" draw:points="653,675 0,675 0,0 1305,0 1305,675">
              <text:p/>
            </draw:polygon>
            <draw:path draw:style-name="gr5" draw:text-style-name="P3" draw:layer="layout" svg:width="0.456cm" svg:height="0.674cm" svg:x="9.651cm" svg:y="10.733cm" svg:viewBox="0 0 457 675" svg:d="M336 76c9-36 12-45 90-45 25 0 31 0 31-20 0-11-9-11-13-11-29 0-103 2-130 2-31 0-103-2-132-2-7 0-21 0-21 20 0 11 9 11 27 11 43 0 70 0 70 18 0 5 0 7-2 16l-135 533c-9 36-11 45-90 45-22 0-31 0-31 20 0 12 11 12 16 12 27 0 101-3 128-3 31 0 103 3 134 3 7 0 18 0 18-18 0-14-7-14-29-14-18 0-23 0-43 0-20-2-24-7-24-18 0-9 2-15 4-22z">
              <text:p/>
            </draw:path>
            <draw:path draw:style-name="gr5" draw:text-style-name="P3" draw:layer="layout" svg:width="0.703cm" svg:height="0.696cm" svg:x="10.182cm" svg:y="10.733cm" svg:viewBox="0 0 704 697" svg:d="M565 112c49-76 90-78 128-81 11-2 11-18 11-20 0-7-4-11-11-11-27 0-56 2-83 2-31 0-65-2-97-2-6 0-20 0-20 18 0 11 9 13 16 13 27 3 47 12 47 32 0 15-16 38-16 38l-302 482-68-522c0-18 23-30 68-30 13 0 24 0 24-20 0-9-6-11-13-11-40 0-83 2-123 2-18 0-36 0-54 0s-36-2-54-2c-7 0-18 0-18 18 0 13 9 13 25 13 56 0 56 9 58 34l78 610c5 18 7 22 21 22 15 0 20-4 27-18z">
              <text:p/>
            </draw:path>
          </draw:g>
        </draw:g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15:04:17.166777000</meta:creation-date>
    <dc:date>2018-03-01T15:15:34.779524000</dc:date>
    <meta:editing-duration>PT8S</meta:editing-duration>
    <meta:editing-cycles>1</meta:editing-cycles>
    <meta:document-statistic meta:object-count="78"/>
    <meta:generator>LibreOffice/5.3.7.2$MacOSX_X86_64 LibreOffice_project/6b8ed514a9f8b44d37a1b96673cbbdd077e24059</meta:generator>
  </office:meta>
</office:document-meta>
</file>